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7cm"/>
    </style:style>
    <style:style style:name="co2" style:family="table-column">
      <style:table-column-properties fo:break-before="auto" style:column-width="2.99cm"/>
    </style:style>
    <style:style style:name="co3" style:family="table-column">
      <style:table-column-properties fo:break-before="auto" style:column-width="0.053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4.233cm"/>
    </style:style>
    <style:style style:name="co6" style:family="table-column">
      <style:table-column-properties fo:break-before="auto" style:column-width="2.11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08">
      <style:table-cell-properties fo:border-bottom="0.002cm solid #000000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fo:border-bottom="0.002cm solid #000000" fo:border-left="none" fo:border-right="0.002cm solid #000000" fo:border-top="0.002cm solid #000000"/>
    </style:style>
    <style:style style:name="ce4" style:family="table-cell" style:parent-style-name="Default" style:data-style-name="N108">
      <style:table-cell-properties fo:border-bottom="none" fo:background-color="#bfbfbf" fo:border-left="none" fo:border-right="0.002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1">
      <style:table-cell-properties fo:background-color="#bfbfbf"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02cm solid #000000"/>
    </style:style>
    <style:style style:name="ce8" style:family="table-cell" style:parent-style-name="Default" style:data-style-name="N108">
      <style:table-cell-properties fo:border="0.002cm solid #000000"/>
    </style:style>
    <style:style style:name="ce9" style:family="table-cell" style:parent-style-name="Default" style:data-style-name="N11">
      <style:table-cell-properties fo:border-bottom="none" fo:background-color="#bfbfb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02cm solid #000000" fo:background-color="#000000" fo:border-left="0.002cm solid #000000" fo:border-right="0.002cm solid #000000" fo:border-top="none"/>
    </style:style>
    <style:style style:name="ce11" style:family="table-cell" style:parent-style-name="Default" style:data-style-name="N108">
      <style:table-cell-properties fo:background-color="#000000"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fo:background-color="#000000" fo:border="0.002cm solid #000000"/>
    </style:style>
    <style:style style:name="ce13" style:family="table-cell" style:parent-style-name="Default" style:data-style-name="N108">
      <style:table-cell-properties fo:border-bottom="none" fo:background-color="#000000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08">
      <style:table-cell-properties fo:border-bottom="0.002cm solid #000000" fo:background-color="#bfbfbf" fo:border-left="none" fo:border-right="none" fo:border-top="0.002cm solid #000000"/>
      <style:text-properties fo:font-weight="bold" style:font-weight-asian="bold" style:font-weight-complex="bold"/>
    </style:style>
    <style:style style:name="ce16" style:family="table-cell" style:parent-style-name="Default" style:data-style-name="N108">
      <style:table-cell-properties fo:border-bottom="0.002cm solid #000000" fo:border-left="none" fo:border-right="none" fo:border-top="0.002cm solid #000000"/>
    </style:style>
    <style:style style:name="ce17" style:family="table-cell" style:parent-style-name="Default" style:data-style-name="N108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>
            <text:p>Werte</text:p>
          </table:table-cell>
          <table:table-cell table:style-name="ce10"/>
          <table:table-cell table:style-name="ce14" office:value-type="string">
            <text:p>Telefonanlage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399">
            <text:p>399,0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rabatt:</text:p>
          </table:table-cell>
          <table:table-cell table:style-name="ce7" office:value-type="percentage" office:value="0.2">
            <text:p>20,00%</text:p>
          </table:table-cell>
          <table:table-cell table:style-name="ce12"/>
          <table:table-cell table:style-name="ce16" table:formula="of:=([.$B$4] * [.D3])" office:value-type="currency" office:currency="EUR" office:value="79.8">
            <text:p>79,8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319.2">
            <text:p>319,2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Lieferer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[.$B$6]*[.D5]" office:value-type="currency" office:currency="EUR" office:value="6.384">
            <text:p>6,3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312.816">
            <text:p>312,8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3">
            <text:p>3,00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315.816">
            <text:p>315,82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Allg. Handlungskosten:</text:p>
          </table:table-cell>
          <table:table-cell table:style-name="ce7" office:value-type="percentage" office:value="0.25">
            <text:p>25,00%</text:p>
          </table:table-cell>
          <table:table-cell table:style-name="ce12"/>
          <table:table-cell table:style-name="ce16" table:formula="of:=[.$B$10]*[.D9]" office:value-type="currency" office:currency="EUR" office:value="78.954">
            <text:p>78,9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394.77">
            <text:p>394,77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Gewinn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[.$B$12]*[.D11]" office:value-type="currency" office:currency="EUR" office:value="59.2155">
            <text:p>59,2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453.9855">
            <text:p>453,99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skonto:</text:p>
          </table:table-cell>
          <table:table-cell table:style-name="ce7" office:value-type="percentage" office:value="0.02">
            <text:p>2,00%</text:p>
          </table:table-cell>
          <table:table-cell table:style-name="ce12"/>
          <table:table-cell table:style-name="ce16" table:formula="of:=([.D13]/100)*([.$B$14]*100)" office:value-type="currency" office:currency="EUR" office:value="9.07971">
            <text:p>9,0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463.06521">
            <text:p>463,07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>
            <text:p><text:s/>+ Kundenrabatt:</text:p>
          </table:table-cell>
          <table:table-cell table:style-name="ce7" office:value-type="percentage" office:value="0.15">
            <text:p>15,00%</text:p>
          </table:table-cell>
          <table:table-cell table:style-name="ce12"/>
          <table:table-cell table:style-name="ce16" table:formula="of:=([.D15]/100)*([.$B$16]*100)" office:value-type="currency" office:currency="EUR" office:value="69.4597815">
            <text:p>69,46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532.5249915">
            <text:p>532,52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8.03.2018</text:date>, <text:time>21:4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Becker, David</meta:initial-creator>
    <dc:creator>asta </dc:creator>
    <meta:creation-date>2018-03-02T09:53:01Z</meta:creation-date>
    <dc:date>2018-03-08T21:42:02.31</dc:date>
    <meta:editing-duration>PT1M18S</meta:editing-duration>
    <meta:editing-cycles>1</meta:editing-cycles>
    <meta:document-statistic meta:table-count="1" meta:cell-count="38" meta:object-count="0"/>
  </office:meta>
</office:document-meta>
</file>